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2000003F1C0DA7F09.png" manifest:media-type="image/png"/>
  <manifest:file-entry manifest:full-path="Pictures/10000001000003A2000003F1721FD841.png" manifest:media-type="image/png"/>
  <manifest:file-entry manifest:full-path="Pictures/10000001000001E00000010E4F377E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041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2.309cm" svg:y="-0.61cm" svg:width="12.7cm" svg:height="7.144cm" draw:z-index="0"><draw:image xlink:href="Pictures/10000001000001E00000010E4F377ECE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x="0.238cm" svg:y="6.14cm" svg:width="17cm" svg:height="18.443cm" draw:z-index="1"><draw:image xlink:href="Pictures/10000001000003A2000003F1721FD841.png" xlink:type="simple" xlink:show="embed" xlink:actuate="onLoad" draw:mime-type="image/png"/></draw:frame></text:p>
      <text:p text:style-name="P1"><draw:frame draw:style-name="fr1" draw:name="Image3" text:anchor-type="char" svg:width="17cm" svg:height="18.443cm" draw:z-index="2"><draw:image xlink:href="Pictures/10000001000003A2000003F1C0DA7F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1:17:59.311358654</meta:creation-date>
    <dc:date>2025-12-16T11:26:14.386096488</dc:date>
    <meta:editing-duration>PT8M1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